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WDI Immersive</text:p>
      <text:p text:style-name="P2"/>
      <text:p text:style-name="P3">Stock Dashboard</text:p>
      <text:list xml:id="list8965773073787788999" text:style-name="L2">
        <text:list-item>
          <text:p text:style-name="P5"><text:span text:style-name="T1">Average daily return</text:span></text:p>
        </text:list-item>
        <text:list-item>
          <text:p text:style-name="P5"><text:span text:style-name="T1">Average Monthly return</text:span></text:p>
        </text:list-item>
        <text:list-item>
          <text:p text:style-name="P5"><text:span text:style-name="T1">Correlation with market index</text:span></text:p>
        </text:list-item>
        <text:list-item>
          <text:p text:style-name="P5"><text:span text:style-name="T1">Correlations with other stocks in the portfolio</text:span></text:p>
        </text:list-item>
        <text:list-item>
          <text:p text:style-name="P5"><text:span text:style-name="T1">Ability to add and remove stocks from the portfolio</text:span></text:p>
        </text:list-item>
        <text:list-item>
          <text:p text:style-name="P5"><text:span text:style-name="T1">Logins</text:span></text:p>
        </text:list-item>
      </text:list>
      <text:p text:style-name="P3"><text:span text:style-name="T1"/></text:p>
      <text:p text:style-name="P3">Before and After Game</text:p>
      <text:list xml:id="list8393476040034745560" text:style-name="L1">
        <text:list-item>
          <text:p text:style-name="P4"><text:span text:style-name="T1">Take multiple names</text:span></text:p>
        </text:list-item>
        <text:list-item>
          <text:p text:style-name="P4"><text:span text:style-name="T1">Keep track of turns</text:span></text:p>
        </text:list-item>
        <text:list-item>
          <text:p text:style-name="P4"><text:span text:style-name="T1">Able to load a phrase</text:span></text:p>
        </text:list-item>
        <text:list-item>
          <text:p text:style-name="P4"><text:span text:style-name="T1">Able to alternate phrases between games</text:span></text:p>
        </text:list-item>
        <text:list-item>
          <text:p text:style-name="P4"><text:span text:style-name="T1">Players enter letters and they show on the board</text:span></text:p>
        </text:list-item>
        <text:list-item>
          <text:p text:style-name="P4"><text:span text:style-name="T1">Players can try to solve if they enter a successful letter or they can enter another letter</text:span></text:p>
        </text:list-item>
      </text:list>
      <text:p text:style-name="P3"><text:span text:style-name="T1"/></text:p>
      <text:p text:style-name="P3"><text:span text:style-name="T1"/></text:p>
      <text:p text:style-name="P3">Resource System</text:p>
      <text:p text:style-name="P3"><text:span text:style-name="T1"><text:tab/>Bad idea</text:span></text:p>
      <text:p text:style-name="P3"><text:span text:style-name="T1"/></text:p>
      <text:p text:style-name="P3"><text:span text:style-name="T1"/></text:p>
      <text:p text:style-name="P3">Build Tool</text:p>
      <text:p text:style-name="P3"><text:span text:style-name="T1"><text:tab/>need to figure out if can zip files from the 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ett wilson</meta:initial-creator>
    <meta:creation-date>2016-02-28T19:37:12</meta:creation-date>
    <dc:date>2016-02-28T23:07:15</dc:date>
    <dc:creator>brett wilson</dc:creator>
    <meta:editing-duration>PT3H30M3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1" meta:paragraph-count="19" meta:word-count="111" meta:character-count="575"/>
  </office:meta>
</office:document-meta>
</file>